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1e1d0d" officeooo:paragraph-rsid="001e1d0d" style:font-weight-asian="bold" style:font-weight-complex="bold"/>
    </style:style>
    <style:style style:name="P2" style:family="paragraph" style:parent-style-name="Standard" style:list-style-name="L1">
      <style:paragraph-properties fo:text-align="justify" style:justify-single-word="false"/>
      <style:text-properties fo:font-weight="normal" officeooo:rsid="001e1d0d" officeooo:paragraph-rsid="001e1d0d" style:font-weight-asian="normal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weight="normal" officeooo:rsid="001e1d0d" officeooo:paragraph-rsid="001e1d0d" style:font-weight-asian="normal" style:font-weight-complex="normal"/>
    </style:style>
    <style:style style:name="P4" style:family="paragraph" style:parent-style-name="Standard" style:list-style-name="L1">
      <style:paragraph-properties fo:text-align="justify" style:justify-single-word="false"/>
      <style:text-properties fo:font-weight="normal" officeooo:rsid="001fea0a" officeooo:paragraph-rsid="001fea0a" style:font-weight-asian="normal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weight="normal" officeooo:rsid="001fea0a" officeooo:paragraph-rsid="001fea0a" style:font-weight-asian="normal" style:font-weight-complex="normal"/>
    </style:style>
    <style:style style:name="T1" style:family="text">
      <style:text-properties officeooo:rsid="0023710a"/>
    </style:style>
    <text:list-style style:name="L1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ntrevista </text:p>
      <text:p text:style-name="P1"/>
      <text:p text:style-name="P1"/>
      <text:list xml:id="list3645781267" text:style-name="L1">
        <text:list-item>
          <text:p text:style-name="P2">O que você acha sobre os alunos gerenciarem os seus próprios tópicos a respeito de um tema?</text:p>
        </text:list-item>
      </text:list>
      <text:p text:style-name="P3"><text:tab/></text:p>
      <text:p text:style-name="P3"><text:tab/><text:tab/><text:span text:style-name="T1">Acredito ser uma excelente abordagem, pois extende a discussão sobre temas interessantes e edificantes, do mundo físico para o mundo virtual, permitindo assim um público maior, trazendo diversos pontos de vista.</text:span></text:p>
      <text:list xml:id="list225748686073213" text:continue-numbering="true" text:style-name="L1">
        <text:list-header>
          <text:p text:style-name="P2"/>
        </text:list-header>
        <text:list-item>
          <text:p text:style-name="P2">Você acha necessário ter um controle de conteúdo com relação as postagens feitas? </text:p>
        </text:list-item>
      </text:list>
      <text:p text:style-name="P3"><text:tab/></text:p>
      <text:p text:style-name="P3"><text:tab/><text:tab/><text:span text:style-name="T1">Acho necessário para que exista uma conduta a se seguir, mantendo a ordem na plataforma e a boa relação entre os alunos.</text:span></text:p>
      <text:list xml:id="list225749162229725" text:continue-numbering="true" text:style-name="L1">
        <text:list-header>
          <text:p text:style-name="P2"/>
        </text:list-header>
        <text:list-item>
          <text:p text:style-name="P2">Com relação a forma de como os tópicos são dispostos, você tem alguma preferência por ordenação, ou isso não influência na usabilidade?</text:p>
        </text:list-item>
      </text:list>
      <text:p text:style-name="P3"/>
      <text:p text:style-name="P3"><text:tab/><text:tab/><text:span text:style-name="T1">Acredito que a implementação dessa função pode ajudar o usuário a encontrar conteúdos mais relevantes de acordo com seus filtros, acho válido a ideia.</text:span></text:p>
      <text:list xml:id="list225749356520846" text:continue-numbering="true" text:style-name="L1">
        <text:list-header>
          <text:p text:style-name="P2"/>
        </text:list-header>
        <text:list-item>
          <text:p text:style-name="P2">Você optaria por uma função de busca?</text:p>
        </text:list-item>
      </text:list>
      <text:p text:style-name="P3"><text:tab/></text:p>
      <text:p text:style-name="P3"><text:tab/><text:tab/><text:span text:style-name="T1">Sim, pois permitiria ao usuário um maior desempenho no uso da plataforma.</text:span></text:p>
      <text:list xml:id="list225748149180072" text:continue-numbering="true" text:style-name="L1">
        <text:list-header>
          <text:p text:style-name="P2"/>
        </text:list-header>
        <text:list-item>
          <text:p text:style-name="P2">Nos comentários de cada postagem, você acredita que seria interessante responder a uma pergunta marcando o usuário que perguntou?</text:p>
        </text:list-item>
      </text:list>
      <text:p text:style-name="P3"/>
      <text:p text:style-name="P3"><text:tab/><text:tab/><text:span text:style-name="T1">Não vejo como algo relevante, tendo em vista que o mais importante seja a resposta. </text:span></text:p>
      <text:list xml:id="list225749966494368" text:continue-numbering="true" text:style-name="L1">
        <text:list-header>
          <text:p text:style-name="P2"/>
        </text:list-header>
        <text:list-item>
          <text:p text:style-name="P4">O que você acha sobre ser notificado quando algum tópico for fechado?</text:p>
        </text:list-item>
      </text:list>
      <text:p text:style-name="P5"><text:tab/></text:p>
      <text:p text:style-name="P5"><text:tab/><text:tab/><text:span text:style-name="T1">Acho uma ideia válida, já que ser notificado quando uma solução para um problema em discussão for encontrada ajudaria o aluno em manter o foco em outras tarefas do seu dia-a-dia.</text:span></text:p>
      <text:list xml:id="list225748268139689" text:continue-numbering="true" text:style-name="L1">
        <text:list-header>
          <text:p text:style-name="P4"/>
        </text:list-header>
        <text:list-item>
          <text:p text:style-name="P4">Sobre a relevância de um tópico aberto ou resposta fornecida por meio de um comentário, você acha interessante ter um contador de votos para classifica-lo como “bom” ou “ruim”?</text:p>
        </text:list-item>
      </text:list>
      <text:p text:style-name="P5"><text:tab/></text:p>
      <text:p text:style-name="P5"><text:tab/><text:tab/><text:span text:style-name="T1">Não acho algo relevante, acho inclusive algo excludente, pois tira o “gosto” de outros usuários quererem comentar, acaba sendo uma forma de opressão ao conhecimento do próximo, considerando apenas um ponto de vista como certo.</text:span></text:p>
      <text:list xml:id="list225750214768524" text:continue-numbering="true" text:style-name="L1">
        <text:list-header>
          <text:p text:style-name="P4"/>
        </text:list-header>
        <text:list-item>
          <text:p text:style-name="P4">Você <text:span text:style-name="T1">acha </text:span>interessante que outros alunos consigam ter acesso ao seu perfil e <text:span text:style-name="T1">consigam</text:span> visualizar suas informações acadêmicas?</text:p>
        </text:list-item>
      </text:list>
      <text:p text:style-name="P5"/>
      <text:p text:style-name="P5"><text:tab/><text:tab/><text:span text:style-name="T1">Acredito ser uma funcionalidade desnecessária, pois mais uma vez torna a plataforma excludente para aqueles alunos que estão começando agora. Apoio uma plataforma que seja livre de status, que seja aberta ao conhecimento independente do nível acadêmico atual do alun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" style:font-size-asian="10.5pt" style:language-asian="zh" style:country-asian="CN" style:font-name-complex="Noto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" style:font-size-asian="10.5pt" style:language-asian="zh" style:country-asian="CN" style:font-name-complex="Noto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6T15:23:04.710995900</meta:creation-date>
    <dc:date>2019-02-10T22:57:47.990518854</dc:date>
    <meta:editing-duration>PT10M12S</meta:editing-duration>
    <meta:editing-cycles>2</meta:editing-cycles>
    <meta:generator>LibreOffice/6.1.4.2$Linux_X86_64 LibreOffice_project/10$Build-2</meta:generator>
    <meta:document-statistic meta:table-count="0" meta:image-count="0" meta:object-count="0" meta:page-count="1" meta:paragraph-count="22" meta:word-count="356" meta:character-count="2210" meta:non-whitespace-character-count="1855"/>
  </office:meta>
</office:document-meta>
</file>